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8.4791in"/>
    </style:style>
    <style:style style:name="co8" style:family="table-column">
      <style:table-column-properties fo:break-before="auto" style:column-width="16.5311in"/>
    </style:style>
    <style:style style:name="co9" style:family="table-column">
      <style:table-column-properties fo:break-before="auto" style:column-width="1.5835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11.9272in"/>
    </style:style>
    <style:style style:name="co12" style:family="table-column">
      <style:table-column-properties fo:break-before="auto" style:column-width="2.3646in"/>
    </style:style>
    <style:style style:name="co13" style:family="table-column">
      <style:table-column-properties fo:break-before="auto" style:column-width="9.5in"/>
    </style:style>
    <style:style style:name="co14" style:family="table-column">
      <style:table-column-properties fo:break-before="auto" style:column-width="1.7709in"/>
    </style:style>
    <style:style style:name="co15" style:family="table-column">
      <style:table-column-properties fo:break-before="auto" style:column-width="7.552in"/>
    </style:style>
    <style:style style:name="co16" style:family="table-column">
      <style:table-column-properties fo:break-before="auto" style:column-width="0.948in"/>
    </style:style>
    <style:style style:name="co17" style:family="table-column">
      <style:table-column-properties fo:break-before="auto" style:column-width="0.7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6" table:default-cell-style-name="ce15"/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7" office:value-type="string" calcext:value-type="string">
            <text:p>sinhala-09-t1-l03-ep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7" office:value-type="string" calcext:value-type="string">
            <text:p>දේශීය නර්තනයේ රන් සලකුණ</text:p>
          </table:table-cell>
          <table:table-cell table:style-name="ce7" office:value-type="string" calcext:value-type="string">
            <text:p>හෙළයේ මහා නර්තනවේදියාණන් වන එස්. පණිභාරතයන් පිළිබඳව  අධ්‍යයනය කිරීම.</text:p>
          </table:table-cell>
          <table:table-cell table:style-name="ce7" office:value-type="string" calcext:value-type="string">
            <text:p> දේශීය නර්තන සම්ප්‍රදායක් වන උඩරට, පහතරට, සබරගමු නැටුම් සම්ප්‍රදායන් හදුන්වාදීම සහ වාද්‍ය භාණ්ඩ හැදින්වීම , සිංහල නර්තන කලාවේ පිතෘ එස්, පණිභාරතයන් පිළිබඳව අධ්‍යයනය කිරීම.</text:p>
          </table:table-cell>
          <table:table-cell table:style-name="ce22"/>
          <table:table-cell table:style-name="ce16" table:number-columns-repeated="1013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7" office:value-type="string" calcext:value-type="string">
            <text:p>sinhala-09-t1-l03-ep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7" office:value-type="string" calcext:value-type="string">
            <text:p>දේශීය නර්තනයේ රන් සලකුණ</text:p>
          </table:table-cell>
          <table:table-cell table:style-name="ce7" office:value-type="string" calcext:value-type="string">
            <text:p>පණිභාරතයන් දැයට දායාද කළ සුවිශේෂී කලා නිර්මාණයන් පිළිබඳව  අධ්‍යයනය කිරීම.</text:p>
          </table:table-cell>
          <table:table-cell table:style-name="ce7" office:value-type="string" calcext:value-type="string">
            <text:p> මුද්‍රා නාට්‍ය නිර්මාණ හදුන්වාදීම, සිරිසඟබෝ සහ කුරුළුබැද්ද නාට්‍ය රසවින්දනය පිළිබඳව  අධ්‍යයනය කිරීම.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7" office:value-type="string" calcext:value-type="string">
            <text:p>sinhala-09-t1-l03-ep1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7" office:value-type="string" calcext:value-type="string">
            <text:p>දේශීය නර්තනයේ රන් සලකුණ</text:p>
          </table:table-cell>
          <table:table-cell table:style-name="ce7" office:value-type="string" calcext:value-type="string">
            <text:p> යුගල පද හඳුන්වාදීම</text:p>
          </table:table-cell>
          <table:table-cell table:style-name="ce7" office:value-type="string" calcext:value-type="string">
            <text:p> සමානාර්ථ යුගල පද, විරුද්ධාර්ථ යුගල පද, පද දෙකේ ම අර්ථයක් රහිත යුගල පද සහ පද දෙකම පුර්වක්‍රියා ලෙස යෙදෙන පද පිළිබඳව අධ්‍යයනය කිරීම.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7" office:value-type="string" calcext:value-type="string">
            <text:p>sinhala-09-t1-l03-ep1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7" office:value-type="string" calcext:value-type="string">
            <text:p>දේශීය නර්තනයේ රන් සලකුණ</text:p>
          </table:table-cell>
          <table:table-cell table:style-name="ce7" office:value-type="string" calcext:value-type="string">
            <text:p>යුගල පද අභ්‍යාස පිළිබඳව  අධ්‍යයනය කිරීම.</text:p>
          </table:table-cell>
          <table:table-cell table:style-name="ce21" office:value-type="string" calcext:value-type="string">
            <text:p>විරුද්ධ අර්ථයක් ඇති යුගල පද සහ විරුද්ධාර්ථ පද සහිත අභ්‍යාසයන් පිළිබඳව  අධ්‍යයනය <text:s/>කිරීම.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7" office:value-type="string" calcext:value-type="string">
            <text:p>sinhala-09-t1-l04-ep1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string" calcext:value-type="string">
            <text:p>ස්ටීවන් හෝකින්</text:p>
          </table:table-cell>
          <table:table-cell table:style-name="ce7" office:value-type="string" calcext:value-type="string">
            <text:p>ස්ටීවන් හෝකීන් විද්‍යාඥයා පිළිබඳ විස්තරය</text:p>
          </table:table-cell>
          <table:table-cell table:style-name="ce7" office:value-type="string" calcext:value-type="string">
            <text:p> ස්ටීවන් හෝකීන් විද්‍යාඥයා පිළිබඳ විස්තරය,පර්යේෂණ පත්‍රිකා හැඳින්වීම සහ පාඩම ඇසුරෙන් අභ්‍යාස පිළිතුරු සාකච්ඡා කිරීම.</text:p>
          </table:table-cell>
          <table:table-cell table:style-name="ce16" table:number-columns-repeated="1014"/>
        </table:table-row>
        <table:table-row table:style-name="ro2">
          <table:table-cell/>
          <table:table-cell table:style-name="ce18"/>
          <table:table-cell/>
          <table:table-cell table:style-name="ce7"/>
          <table:table-cell table:number-columns-repeated="3"/>
          <table:table-cell table:style-name="ce7" table:number-columns-repeated="2"/>
          <table:table-cell table:style-name="ce18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8"/>
          <table:table-cell table:style-name="ce21"/>
          <table:table-cell table:number-columns-repeated="1015"/>
        </table:table-row>
        <table:table-row table:style-name="ro2">
          <table:table-cell table:number-columns-repeated="8"/>
          <table:table-cell table:style-name="ce18"/>
          <table:table-cell table:number-columns-repeated="1015"/>
        </table:table-row>
        <table:table-row table:style-name="ro2">
          <table:table-cell table:number-columns-repeated="8"/>
          <table:table-cell table:style-name="ce21"/>
          <table:table-cell table:number-columns-repeated="1015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4:44.287035820</dc:date>
    <meta:editing-cycles>51</meta:editing-cycles>
    <meta:editing-duration>PT2H44M17S</meta:editing-duration>
    <meta:document-statistic meta:table-count="1" meta:cell-count="50" meta:object-count="0"/>
  </office:meta>
</office:document-meta>
</file>